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1000009C409749182.png" manifest:media-type="image/png"/>
  <manifest:file-entry manifest:full-path="Pictures/10000000000001290000004F06FA9A01.jpg" manifest:media-type="image/jpe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Heading_20_1" style:list-style-name="L1">
      <style:paragraph-properties fo:text-align="justify" style:justify-single-word="false"/>
    </style:style>
    <style:style style:name="P39" style:family="paragraph" style:parent-style-name="Standard" style:list-style-name="L9"/>
    <style:style style:name="P40" style:family="paragraph" style:parent-style-name="Standard" style:list-style-name="L9">
      <style:text-properties fo:font-weight="normal" style:font-weight-asian="normal" style:font-weight-complex="normal"/>
    </style:style>
    <style:style style:name="P41" style:family="paragraph" style:parent-style-name="Standard" style:list-style-name="L9">
      <style:text-properties style:text-underline-style="none" fo:font-weight="normal" style:font-weight-asian="normal" style:font-weight-complex="normal"/>
    </style:style>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4">
      <style:paragraph-properties fo:margin-left="1.282cm" fo:margin-right="0cm" fo:text-align="justify" style:justify-single-word="false" fo:text-indent="0cm" style:auto-text-indent="false"/>
    </style:style>
    <style:style style:name="P45" style:family="paragraph" style:parent-style-name="Text_20_body" style:list-style-name="L5">
      <style:paragraph-properties fo:margin-left="1.309cm" fo:margin-right="0cm" fo:text-align="justify" style:justify-single-word="false" fo:text-indent="0cm" style:auto-text-indent="false"/>
    </style:style>
    <style:style style:name="P46" style:family="paragraph" style:parent-style-name="Text_20_body" style:list-style-name="L6">
      <style:paragraph-properties fo:margin-left="0cm" fo:margin-right="0cm" fo:orphans="2" fo:widows="2" fo:text-indent="0cm" style:auto-text-indent="false" style:writing-mode="lr-tb"/>
    </style:style>
    <style:style style:name="P47" style:family="paragraph" style:parent-style-name="Text_20_body" style:list-style-name="L10">
      <style:paragraph-properties fo:margin-left="0cm" fo:margin-right="0cm" fo:orphans="2" fo:widows="2" fo:text-indent="0cm" style:auto-text-indent="false" style:writing-mode="lr-tb"/>
    </style:style>
    <style:style style:name="P48" style:family="paragraph" style:parent-style-name="Text_20_body" style:list-style-name="L7">
      <style:paragraph-properties fo:margin-top="0cm" fo:margin-bottom="0cm"/>
    </style:style>
    <style:style style:name="P49" style:family="paragraph" style:parent-style-name="Text_20_body" style:list-style-name="L7">
      <style:paragraph-properties fo:margin-top="0cm" fo:margin-bottom="0cm"/>
      <style:text-properties fo:background-color="transparent"/>
    </style:style>
    <style:style style:name="P50" style:family="paragraph" style:parent-style-name="Text_20_body" style:list-style-name="L8">
      <style:paragraph-properties fo:margin-top="0cm" fo:margin-bottom="0cm"/>
    </style:style>
    <style:style style:name="P51" style:family="paragraph" style:parent-style-name="Heading_20_3" style:list-style-name="L3"/>
    <style:style style:name="P52" style:family="paragraph" style:parent-style-name="Heading_20_2" style:list-style-name="L2">
      <style:paragraph-properties fo:text-align="justify" style:justify-single-word="false" fo:break-before="page"/>
      <style:text-properties fo:language="es" fo:country="ES"/>
    </style:style>
    <style:style style:name="P53" style:family="paragraph" style:parent-style-name="Heading_20_2" style:list-style-name="L3">
      <style:paragraph-properties fo:text-align="justify" style:justify-single-word="false" style:writing-mode="lr-tb"/>
      <style:text-properties style:use-window-font-color="true" style:font-name="Times New Roman" style:font-name-asian="Times New Roman" style:font-name-complex="Times New Roman" style:language-complex="ar" style:country-complex="SA"/>
    </style:style>
    <style:style style:name="P54" style:family="paragraph" style:parent-style-name="Heading_20_4" style:list-style-name="L3">
      <style:text-properties style:font-name="TAhoma" fo:font-weight="bold" style:font-weight-asian="bold" style:font-weight-complex="bold"/>
    </style:style>
    <style:style style:name="P55" style:family="paragraph" style:parent-style-name="Heading_20_4" style:list-style-name="L3">
      <style:text-properties style:font-name="TAhoma"/>
    </style:style>
    <style:style style:name="P56" style:family="paragraph" style:parent-style-name="Heading_20_4" style:list-style-name="L3">
      <style:paragraph-properties fo:orphans="2" fo:widows="2" style:writing-mode="lr-tb"/>
    </style:style>
    <style:style style:name="P57" style:family="paragraph" style:parent-style-name="Heading_20_4" style:list-style-name="L3">
      <style:paragraph-properties fo:margin-left="1.251cm" fo:margin-right="0cm" fo:orphans="2" fo:widows="2" fo:text-indent="0cm" style:auto-text-indent="false" style:writing-mode="lr-tb"/>
    </style:style>
    <style:style style:name="P58"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59"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0"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61"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fo:font-size="12pt" fo:language="es" fo:country="ES" style:font-size-asian="12pt" style:font-size-complex="12pt" style:language-complex="ar" style:country-complex="SA"/>
    </style:style>
    <style:style style:name="T19" style:family="text">
      <style:text-properties style:use-window-font-color="true" fo:font-size="12pt" fo:language="es" fo:country="ES" style:text-underline-style="none" style:font-size-asian="12pt" style:font-size-complex="12pt" style:language-complex="ar" style:country-complex="SA"/>
    </style:style>
    <style:style style:name="T20"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1" style:family="text">
      <style:text-properties style:use-window-font-color="true" fo:language="es" fo:country="ES" style:font-name-asian="Times New Roman" style:font-name-complex="Times New Roman" style:language-complex="ar" style:country-complex="SA"/>
    </style:style>
    <style:style style:name="T22"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5"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style:font-name="TAhoma" fo:font-size="12pt" style:font-size-asian="12pt" style:font-name-complex="Times New Roman" style:font-size-complex="12pt"/>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style:font-name="TAhoma" fo:font-size="10pt" style:font-size-asian="10pt" style:font-size-complex="10pt"/>
    </style:style>
    <style:style style:name="T36" style:family="text">
      <style:text-properties style:font-name="TAhoma" fo:font-size="13.5pt" fo:language="es" fo:country="ES" style:font-name-asian="Times New Roman" style:font-size-asian="13.5pt" style:font-size-complex="13.5pt" style:language-complex="ar" style:country-complex="SA"/>
    </style:style>
    <style:style style:name="T37" style:family="text">
      <style:text-properties style:font-name="Times New Roman" fo:font-size="10pt" style:font-size-asian="10pt" style:font-name-complex="Times New Roman" style:font-size-complex="10pt"/>
    </style:style>
    <style:style style:name="T38" style:family="text">
      <style:text-properties style:font-name="Courier New1" fo:font-size="10pt" style:font-size-asian="10pt" style:font-name-complex="Times New Roman" style:font-size-complex="10pt"/>
    </style:style>
    <style:style style:name="T39" style:family="text">
      <style:text-properties fo:language="es" fo:country="ES" style:font-name-asian="Times New Roman"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tab/><text:tab/></text:p>
      <text:p text:style-name="P16">CURSO</text:p>
      <text:p text:style-name="P3"/>
      <text:p text:style-name="P15">Desarrollo en LliureX</text:p>
      <text:p text:style-name="P5"><text:tab/></text:p>
      <text:p text:style-name="P7">Empaquetado en Debian</text:p>
      <text:p text:style-name="P6"/>
      <text:list xml:id="list612751172" text:style-name="L1">
        <text:list-header>
          <text:h text:style-name="P38" text:outline-level="1"><draw:frame draw:style-name="fr2" draw:name="Imatges2" text:anchor-type="paragraph" svg:x="4.018cm" svg:y="0.393cm" svg:width="8.2cm" svg:height="10.282cm" draw:z-index="28"><draw:image xlink:href="Pictures/1000020100000199000001EBA475E3E0.png" xlink:type="simple" xlink:show="embed" xlink:actuate="onLoad"/></draw:frame><draw:frame draw:style-name="fr2" draw:name="Imatges1" text:anchor-type="paragraph" svg:x="4.784cm" svg:y="11.829cm" svg:width="6.13cm" svg:height="1.78cm" draw:z-index="29"><draw:image xlink:href="Pictures/10000000000001290000004F06FA9A01.jpg" xlink:type="simple" xlink:show="embed" xlink:actuate="onLoad"/></draw:frame></text:h>
        </text:list-header>
      </text:list>
      <text:list xml:id="list388066445" text:style-name="L2">
        <text:list-item>
          <text:h text:style-name="P52" text:outline-level="2">Generación de paquetes debian</text:h>
        </text:list-item>
      </text:list>
      <text:list xml:id="list635073151" text:style-name="L3">
        <text:list-item>
          <text:list>
            <text:list-item>
              <text:h text:style-name="P51"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11"/>
      <text:list xml:id="list438401757" text:continue-numbering="true" text:style-name="L3">
        <text:list-item>
          <text:h text:style-name="P53" text:outline-level="2">Versionado de paquetes</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0">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0">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0">digitos .+~ :-</text:span><text:span text:style-name="T34"><text:line-break/></text:span><text:span text:style-name="T34">NOTA: Sólo pueden aparecer los dos puntos (:) si el número de versión contiene época. <text:s/>Sólo puede aparecer el guión (-) si la versión contiene revisión debian.</text:span></text:p>
      <text:p text:style-name="P21"><text:span text:style-name="T30">revisión_debian</text:span>: Para cada versión de upstream d eun programa, la revisión de Debian indica la versión del empaquetado. Puede contener caracteres alfanuméricos junto a <text:span text:style-name="T30">+ . ~ </text:span><text:span text:style-name="T34">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text:soft-page-break/>~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249684420" text:continue-numbering="true" text:style-name="L3">
        <text:list-item>
          <text:list>
            <text:list-item>
              <text:h text:style-name="P54" text:outline-level="4">Paquetes nativos y no nativos</text:h>
            </text:list-item>
          </text:list>
        </text:list-item>
      </text:list>
      <text:p text:style-name="P21"><text:span text:style-name="T30">Paquetes nativos</text:span><text:span text:style-name="T34">.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4">En este caso, la versión del programa coincide con la del propio empaquetado, por lo que en el número de versión </text:span><text:span text:style-name="T30">no aparece el guión, y no contiene la parte correspondiente a la revisión debian</text:span><text:span text:style-name="T34">.</text:span></text:p>
      <text:p text:style-name="P22">El paquete fuente correspondiente está compuesto por el fichero de descripción (.dsc) y <text:s/>el tarball correspondiente con extensión .tar.gz.</text:p>
      <text:p text:style-name="P22"><text:span text:style-name="T30">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1648679552" text:continue-numbering="true" text:style-name="L3">
        <text:list-item>
          <text:h text:style-name="P51" text:outline-level="3">Estructura de un paquete</text:h>
          <text:list>
            <text:list-item>
              <text:h text:style-name="P55"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513041039" text:style-name="L4">
        <text:list-item>
          <text:p text:style-name="P44">Por una parte, la “debianización” de un determinado software implica realizar los cambios pertinentes en el mismo para que el programa se adecue a la “policy”, en su comportamiento, en la nomenclatura de nombres y rutas de ficheros (respetando las <text:soft-page-break/>convenciones de Debian y de la <text:s/>Linux Filesystem Hierarchy) y en el uso y acceso a otros programas y utilidades del sistema.</text:p>
        </text:list-item>
        <text:list-item>
          <text:p text:style-name="P44">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4">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1423790289" text:style-name="L5">
        <text:list-item>
          <text:p text:style-name="P45">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45">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text:soft-page-break/>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990142329" text:continue-list="list1648679552" text:style-name="L3">
        <text:list-item>
          <text:list>
            <text:list-item>
              <text:h text:style-name="P56" text:outline-level="4"><text:s/><text:span text:style-name="T26">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text:soft-page-break/>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0"><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507645801" text:continue-numbering="true" text:style-name="L3">
        <text:list-item>
          <text:list>
            <text:list-item>
              <text:list>
                <text:list-item>
                  <text:h text:style-name="P57" text:outline-level="4"><text:s/><text:span text:style-name="T26">Changelog</text:span></text:h>
                  <text:h text:style-name="P57" text:outline-level="4"><text:span text:style-name="T16">El archivo </text:span><text:span text:style-name="Source_20_Text"><text:span text:style-name="T20">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5">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1">- Nombre del mantenedor &lt;correo.electrónico&gt; <text:s/>fecha_de_creación_del_paquete</text:span></text:p>
      <text:p text:style-name="P25"/>
      <text:p text:style-name="P28"><text:soft-page-break/>El formato en este fichero es importante. La fecha debe estar en formato <text:span text:style-name="T31">RFC822</text:span> el cual se puede obtener usando el comando <text:span text:style-name="Source_20_Text">date -R</text:span>. <text:s/>Aunque resulta mucho más cómodo utilizar la herramienta <text:span text:style-name="Source_20_Text"><text:span text:style-name="T18">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331758350" text:continue-numbering="true" text:style-name="L3">
        <text:list-item>
          <text:list>
            <text:list-item>
              <text:list>
                <text:list-item>
                  <text:h text:style-name="P58" text:outline-level="4"><text:span text:style-name="T28"><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soft-page-break/><text:tab/><text:tab/>Architecture (obligatoria)</text:p>
      <text:p text:style-name="P25"><text:tab/>Section (recomendada) </text:p>
      <text:p text:style-name="P25"><text:tab/>Priority (recomendada) </text:p>
      <text:p text:style-name="P30"><text:tab/><text:tab/>Essential</text:p>
      <text:list xml:id="list73297523" text:style-name="L6">
        <text:list-header>
          <text:p text:style-name="P46"><text:span text:style-name="Example"><text:span text:style-name="T9">Depends</text:span></text:span></text:p>
          <text:p text:style-name="P46"><text:span text:style-name="Example"><text:span text:style-name="T9">Desciption (obligatoria)</text:span></text:span></text:p>
          <text:p text:style-name="P46"><text:span text:style-name="Example"><text:span text:style-name="T9">Homepage</text:span></text:span><text:span text:style-name="Example"><text:span text:style-name="T19"> </text:span></text:span></text:p>
        </text:list-header>
      </text:list>
      <text:p text:style-name="P28">NOTA: esta sección para los binarios se repetirá tantas veces <text:s/>como binarios tengamos.</text:p>
      <text:p text:style-name="P26">Descripción de cada uno de los campos:</text:p>
      <text:p text:style-name="P25"><text:span text:style-name="T30">Source</text:span>: nombre de fuente a partir del cual se crearán los binarios</text:p>
      <text:p text:style-name="P25"><text:span text:style-name="T30">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29">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29">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29">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29">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29">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29">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29">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29">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29">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29">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29">net</text:span> </text:p>
          </table:table-cell>
          <table:table-cell table:style-name="Tabla2.B18" office:value-type="string">
            <text:p text:style-name="Table_20_Contents">Redes </text:p>
          </table:table-cell>
          <table:table-cell table:style-name="Tabla2.C18" office:value-type="string">
            <text:p text:style-name="Table_20_Contents"><text:span text:style-name="T29">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29">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29">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29">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29">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29">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29">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29">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29">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29">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29">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29">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29">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29">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29">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29">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29">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29">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29">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29">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29">gnome</text:span> </text:p>
          </table:table-cell>
          <table:table-cell table:style-name="Tabla2.D18" office:value-type="string">
            <text:p text:style-name="Table_20_Contents">Escritorio Gnome </text:p>
          </table:table-cell>
        </table:table-row>
        <text:soft-page-break/>
        <table:table-row>
          <table:table-cell table:style-name="Tabla2.A18" office:value-type="string">
            <text:p text:style-name="Table_20_Contents"><text:span text:style-name="T29">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29">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1809381145" text:style-name="L7">
        <text:list-item>
          <text:list>
            <text:list-item>
              <text:list>
                <text:list-item>
                  <text:p text:style-name="P48"><text:span text:style-name="T29">Required</text:span>: paquetes esenciales para que el sistema trabaje adecuadamente. Si son eliminados hay un alto riesgo de que el sistema quede inutilizarle o se rompa. </text:p>
                </text:list-item>
                <text:list-item>
                  <text:p text:style-name="P48"><text:span text:style-name="T29">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49"><text:span text:style-name="T29">Standard</text:span>: es lo que se instalará por defecto si el usuario no selecciona otra cosa más</text:p>
                </text:list-item>
                <text:list-item>
                  <text:p text:style-name="P48"><text:span text:style-name="T2">Optional</text:span><text:span text:style-name="T4">: </text:span>en esencia todo lo que no es requerido es opcional. Sin embargo, estos paquetes no deberían presentar ningún conflicto con otros. </text:p>
                </text:list-item>
                <text:list-item>
                  <text:p text:style-name="P42"><text:span text:style-name="T29">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2"><text:tab/></text:span><text:span text:style-name="T23">dpkg</text:span><text:span text:style-name="T37">-</text:span><text:span text:style-name="T38">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2">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0">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327210007" text:style-name="L8">
        <text:list-item>
          <text:list>
            <text:list-item>
              <text:p text:style-name="P50"><text:soft-page-break/><text:span text:style-name="T31">all</text:span> – paquete independiente de la arquitectura del sistema. El resultado será un paquete binario cuyo nombre acabará en <text:span text:style-name="T31">_all.deb</text:span>. </text:p>
            </text:list-item>
            <text:list-item>
              <text:p text:style-name="P43"><text:span text:style-name="T31">any</text:span> – El paquete puede ser construido en cualquier arquitectura. Habrá un archivo .deb para cada arquitectura (<text:span text:style-name="T31">_i386.deb</text:span> por ejemplo). Se puede optar por una o más de un subconjunto de arquitecturas (<text:span text:style-name="T31">i386</text:span>, <text:span text:style-name="T31">amd64</text:span>, <text:span text:style-name="T31">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0">Depends</text:span>: Lista de paquetes necesarios para poder <text:span text:style-name="T1">instalar</text:span> <text:s/>o ejecutar nuestro paquete.</text:p>
      <text:p text:style-name="P33"><text:span text:style-name="T30">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29">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132063469" text:continue-list="list331758350" text:style-name="L3">
        <text:list-item>
          <text:list>
            <text:list-item>
              <text:list>
                <text:list-item>
                  <text:h text:style-name="P57" text:outline-level="4"><text:span text:style-name="Example"><text:span text:style-name="T27"><text:s/></text:span></text:span><text:span text:style-name="T39">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0">.deb</text:span></text:span><text:span text:style-name="Example"><text:span text:style-name="T16"> que será llamado en el momento de la construcción del paquete. Contiene distintas fases:</text:span></text:span></text:p>
      <text:list xml:id="list686041981" text:style-name="L9">
        <text:list-item>
          <text:list>
            <text:list-item>
              <text:p text:style-name="P39"><text:span text:style-name="T33">build</text:span><text:span text:style-name="T34">. Se encarga de la configuración y compilación (si son necesarias) del paquete. Debera llamar siempre a clean antes de este paso.</text:span></text:p>
              <text:p text:style-name="P40"/>
            </text:list-item>
            <text:list-item>
              <text:p text:style-name="P39"><text:span text:style-name="T33">build-arch build-indep</text:span><text:span text:style-name="T34"> (opcionales). Si el paquete tiene una parte dependiente de arquitectura y/o una independiente, se podria dividir el build anterior en estas dos partes.</text:span></text:p>
              <text:p text:style-name="P40"/>
            </text:list-item>
            <text:list-item>
              <text:p text:style-name="P39"><text:span text:style-name="T33">binary, binary-arch, binary-indep</text:span><text:span text:style-name="T34">. En esta fase/s se construye el paquete. Normamente hace uso de debhelper (herramientas dh_*)</text:span></text:p>
              <text:p text:style-name="P40"/>
            </text:list-item>
            <text:list-item>
              <text:p text:style-name="P41"><text:soft-page-break/>clean: Restaura el estado inicial del paquete después de una construcción <text:s/>del paquete.</text:p>
              <text:p text:style-name="P41"/>
            </text:list-item>
          </text:list>
        </text:list-item>
      </text:list>
      <text:list xml:id="list589771824" text:style-name="L10">
        <text:list-header>
          <text:p text:style-name="P47"><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47"><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133088619" text:continue-list="list1132063469" text:style-name="L3">
        <text:list-item>
          <text:list>
            <text:list-item>
              <text:list>
                <text:list-item>
                  <text:h text:style-name="P59" text:outline-level="4"><text:span text:style-name="T28"><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5"><text:tab/></text:span></text:span><text:span text:style-name="Example"><text:span text:style-name="T24">apt-cache policy debhelper</text:span></text:span></text:p>
      <text:list xml:id="list1195798006" text:continue-numbering="true" text:style-name="L3">
        <text:list-item>
          <text:list>
            <text:list-item>
              <text:list>
                <text:list-item>
                  <text:h text:style-name="P57" text:outline-level="4"><text:span text:style-name="Example"><text:span text:style-name="T27"><text:s/></text:span></text:span><text:span text:style-name="T39">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2011025446" text:continue-numbering="true" text:style-name="L3">
        <text:list-item>
          <text:list>
            <text:list-item>
              <text:h text:style-name="P57" text:outline-level="4"><text:span text:style-name="Example"><text:span text:style-name="T27"><text:s/></text:span></text:span><text:span text:style-name="T36">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oft-page-break/><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0">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0">prerm: </text:span><text:span text:style-name="T34">d</text:span>etiene cualquier demonio asociado con un paquete. Se ejecuta antes de borrar los archivos asociados a un paquete. </text:p>
      <text:p text:style-name="P28"><text:span text:style-name="T30">postrm</text:span><text:span text:style-name="T34">: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1"><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7"><draw:text-box><text:p text:style-name="MP2">Empaquetado en Debian</text:p></draw:text-box></draw:frame><draw:line text:anchor-type="paragraph" draw:z-index="13" draw:style-name="Mgr1" draw:text-style-name="MP3" svg:x1="0cm" svg:y1="1.263cm" svg:x2="16.193cm" svg:y2="1.265cm"><text:p/></draw:line></text:p>
      </style:header>
      <style:footer>
        <text:p text:style-name="MP4">Página <text:page-number text:select-page="current">14</text:page-number> de <text:page-count style:num-format="1">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Luis</meta:initial-creator>
    <meta:creation-date>2005-09-08T03:17:00</meta:creation-date>
    <dc:creator>maite</dc:creator>
    <dc:date>2009-05-18T23:36:31</dc:date>
    <meta:print-date>2006-05-23T16:04:32</meta:print-date>
    <meta:editing-cycles>128</meta:editing-cycles>
    <meta:editing-duration>P2DT13H54M20S</meta:editing-duration>
    <meta:document-statistic meta:table-count="1" meta:image-count="4" meta:object-count="0" meta:page-count="14" meta:paragraph-count="266" meta:word-count="3635" meta:character-count="24111" meta:non-whitespace-character-count="20484"/>
    <meta:user-defined meta:name="Info 1"/>
    <meta:user-defined meta:name="Info 2"/>
    <meta:user-defined meta:name="Info 3"/>
    <meta:user-defined meta:name="Info 4"/>
  </office:meta>
</office:document-meta>
</file>